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73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8pt" style:font-size-asian="28pt" style:font-size-complex="28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requiremen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controller management</text:p>
          </table:table-cell>
          <table:table-cell/>
          <table:table-cell table:style-name="ce3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liste des exigences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tération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Démonstra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 trésore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s heures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tions des indicateurs (frais km notamment)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saisie clien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factur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intervention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acha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type d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ville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factur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attestations fiscal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livre des recett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iling des derniers clients vu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adresse humain en coordonnées g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coordonnées gps en adresse humain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onnexion api urssaf</text:p>
          </table:table-cell>
          <table:table-cell table:number-columns-repeated="2"/>
        </table:table-row>
      </table:table>
      <table:table table:name="api" table:style-name="ta1"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categorie</text:p>
          </table:table-cell>
        </table:table-row>
      </table:table>
      <table:named-expressions/>
      <table:database-ranges>
        <table:database-range table:name="__Anonymous_Sheet_DB__0" table:target-range-address="requirements.A3:requirements.G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2T20:48:14.876000000</dc:date>
    <meta:editing-duration>PT34M45S</meta:editing-duration>
    <meta:editing-cycles>14</meta:editing-cycles>
    <meta:generator>LibreOffice/7.3.4.2$Windows_X86_64 LibreOffice_project/728fec16bd5f605073805c3c9e7c4212a0120dc5</meta:generator>
    <meta:document-statistic meta:table-count="2" meta:cell-count="56" meta:object-count="0"/>
  </office:meta>
</office:document-meta>
</file>